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Shippedobjects" style:family="table">
      <style:table-properties style:width="6.925in" table:align="margins"/>
    </style:style>
    <style:style style:name="Shippedobjects.A" style:family="table-column">
      <style:table-column-properties style:column-width="3.4625in" style:rel-column-width="32767*"/>
    </style:style>
    <style:style style:name="Shippedobjects.B" style:family="table-column">
      <style:table-column-properties style:column-width="3.4625in" style:rel-column-width="32768*"/>
    </style:style>
    <style:style style:name="Shippedobjects.A1" style:family="table-cell">
      <style:table-cell-properties fo:padding="0.0382in" fo:border-left="0.05pt solid #000000" fo:border-right="none" fo:border-top="0.05pt solid #000000" fo:border-bottom="0.05pt solid #000000"/>
    </style:style>
    <style:style style:name="Shippedobjects.B1" style:family="table-cell">
      <style:table-cell-properties fo:padding="0.0382in" fo:border="0.05pt solid #000000"/>
    </style:style>
    <style:style style:name="Shippedobjects.A2" style:family="table-cell">
      <style:table-cell-properties fo:padding="0.0382in" fo:border-left="0.05pt solid #000000" fo:border-right="none" fo:border-top="none" fo:border-bottom="0.05pt solid #000000"/>
    </style:style>
    <style:style style:name="Shippedobjects.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3542in"/>
    </style:style>
    <style:style style:name="Table1.C" style:family="table-column">
      <style:table-column-properties style:column-width="2.218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fo:font-size="16pt" fo:font-weight="bold" style:font-size-asian="16pt" style:font-weight-asian="bold" style:font-size-complex="16pt" style:font-weight-complex="bold"/>
    </style:style>
    <style:style style:name="P4" style:family="paragraph" style:parent-style-name="Table_20_Contents">
      <style:text-properties fo:font-size="10pt" style:font-size-asian="10pt" style:font-size-complex="10pt"/>
    </style:style>
    <style:style style:name="P5" style:family="paragraph" style:parent-style-name="Table_20_Contents">
      <style:text-properties fo:font-size="10pt" fo:font-style="italic" style:font-size-asian="10pt" style:font-style-asian="italic" style:font-size-complex="10pt" style:font-style-complex="italic"/>
    </style:style>
    <style:style style:name="P6" style:family="paragraph" style:parent-style-name="Table_20_Contents">
      <style:text-properties fo:font-size="10pt" fo:font-style="normal" style:font-size-asian="10pt" style:font-style-asian="normal" style:font-size-complex="10pt" style:font-style-complex="normal"/>
    </style:style>
    <style:style style:name="P7" style:family="paragraph" style:parent-style-name="Standard">
      <style:paragraph-properties fo:break-before="page"/>
    </style:style>
    <style:style style:name="P8" style:family="paragraph" style:parent-style-name="Text_20_body">
      <style:paragraph-properties fo:break-before="page"/>
    </style:style>
    <style:style style:name="P9" style:family="paragraph" style:parent-style-name="Standard" style:list-style-name="L2">
      <style:text-properties fo:font-weight="bold" style:font-weight-asian="bold" style:font-weight-complex="bold"/>
    </style:style>
    <style:style style:name="P10" style:family="paragraph" style:parent-style-name="Standard">
      <style:paragraph-properties fo:text-align="start" style:justify-single-word="false"/>
      <style:text-properties style:font-name="Arial" fo:font-size="12pt" style:font-size-asian="12pt" style:font-size-complex="12pt"/>
    </style:style>
    <style:style style:name="P11"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size="16pt" style:font-size-asian="16pt" style:font-size-complex="16pt"/>
    </style:style>
    <style:style style:name="P1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16" style:family="paragraph" style:parent-style-name="Standard">
      <style:paragraph-properties fo:text-align="start" style:justify-single-word="false"/>
      <style:text-properties style:font-name="Arial" fo:font-size="16pt" fo:font-weight="normal" style:font-size-asian="16pt" style:font-weight-asian="normal" style:font-size-complex="16pt" style:font-weight-complex="normal"/>
    </style:style>
    <style:style style:name="P17" style:family="paragraph" style:parent-style-name="Standard">
      <style:paragraph-properties fo:text-align="center" style:justify-single-word="false"/>
      <style:text-properties style:font-name="Arial" fo:font-size="26pt" style:font-size-asian="26pt" style:font-size-complex="26pt"/>
    </style:style>
    <style:style style:name="P18"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19"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20"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22" style:family="paragraph" style:parent-style-name="Standard">
      <style:paragraph-properties fo:text-align="start" style:justify-single-word="false" fo:break-before="page"/>
      <style:text-properties style:font-name="Arial" fo:font-size="12pt" style:font-size-asian="12pt" style:font-size-complex="12pt"/>
    </style:style>
    <style:style style:name="P23" style:family="paragraph" style:parent-style-name="Text_20_body" style:list-style-name="L1"/>
    <style:style style:name="P24" style:family="paragraph" style:parent-style-name="Text_20_body">
      <style:paragraph-properties fo:break-before="page"/>
      <style:text-properties fo:font-weight="bold" style:font-weight-asian="bold" style:font-weight-complex="bold"/>
    </style:style>
    <style:style style:name="P25" style:family="paragraph">
      <style:paragraph-properties fo:text-align="center"/>
    </style:style>
    <style:style style:name="P26" style:family="paragraph">
      <style:paragraph-properties fo:text-align="center"/>
      <style:text-properties fo:font-size="8pt" fo:font-style="italic" style:font-size-asian="8pt" style:font-style-asian="italic" style:font-size-complex="8pt" style:font-style-complex="italic"/>
    </style:style>
    <style:style style:name="P27" style:family="paragraph">
      <style:paragraph-properties fo:text-align="center"/>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ize="8pt" fo:font-style="italic" style:font-size-asian="8pt" style:font-style-asian="italic" style:font-size-complex="8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marker-start="Arrowheads_20_1" draw:marker-end="Arrowheads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marker-start="" draw:marker-end="Arrowheads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SC 868.01 – Spring 2013</text:p>
      <text:p text:style-name="P10">Advanced Object Oriented Software Design and Development</text:p>
      <text:p text:style-name="P10">Prof. Levine</text:p>
      <text:p text:style-name="P13"/>
      <text:p text:style-name="P13"/>
      <text:p text:style-name="P13"/>
      <text:p text:style-name="P17"/>
      <text:p text:style-name="P19"/>
      <text:p text:style-name="P19"/>
      <text:p text:style-name="P19"/>
      <text:p text:style-name="P19">POST 2</text:p>
      <text:p text:style-name="P19"/>
      <text:p text:style-name="P18">Group 1</text:p>
      <text:p text:style-name="P20">February 20, 2013</text:p>
      <text:p text:style-name="P21">Revised February 28, 2013</text:p>
      <text:p text:style-name="P18"/>
      <text:p text:style-name="P10"/>
      <text:p text:style-name="P14"/>
      <text:p text:style-name="P14"/>
      <text:p text:style-name="P14"/>
      <text:p text:style-name="P14"/>
      <text:p text:style-name="P14"/>
      <text:p text:style-name="P14"/>
      <text:p text:style-name="P16"><text:span text:style-name="T4">Group members </text:span></text:p>
      <text:p text:style-name="P15"/>
      <text:p text:style-name="P11">Robert (Bob) Bierman </text:p>
      <text:p text:style-name="P12">Victor Woeltjen </text:p>
      <text:p text:style-name="P12">Jason Lum </text:p>
      <text:p text:style-name="P11">Steven Gimeno </text:p>
      <text:p text:style-name="P11">Ying Kit Ng (Kent) </text:p>
      <text:p text:style-name="P11">Bianca Uy </text:p>
      <text:p text:style-name="P12">Kay Choi</text:p>
      <text:p text:style-name="P24">Client-Server Documentation</text:p>
      <text:p text:style-name="Text_20_body"/>
      <text:p text:style-name="Text_20_body"><text:tab/>The connection between the client (POST) and server (Store) is established and maintained as follows:</text:p>
      <text:list xml:id="list439468213" text:style-name="L1">
        <text:list-item>
          <text:p text:style-name="P23">The server creates an object implementing the Store interface: This represents the store itself, and will ultimately be made available to clients. Note that Store provides the ability to retrieve a product catalog, a description of the store, and also permits transactions to be submitted to the store.</text:p>
        </text:list-item>
        <text:list-item>
          <text:p text:style-name="P23">The server creates an object implementing RemoteStore, which delegates all calls to the underlying Store object. The RemoteStore interface differs from Store only in extending Remote (to be eligible for RMI) and in declaring that its methods may throw RemoteExceptions. The RemoteStore is this bound via the RMI registry.</text:p>
        </text:list-item>
        <text:list-item>
          <text:p text:style-name="P23">The client, on start up, retrieves a reference to the RemoteStore from the server. This is wrapped in a StoreProxy object, which implements the plain Store interface by providing handling for RemoteExceptions. This includes queuing transactions that cannot be submitted (for instance, due to a lost connection; StoreProxy will generate Receipt objects as though the sale had been approved, and submit the Transaction to the server if/when the connection returns), and caching copies of the product catalog and store description.</text:p>
        </text:list-item>
        <text:list-item>
          <text:p text:style-name="P23">The StoreProxy is given, as a Store, to a POST object, which is then given to a CashierView (which represents the user interface.) The view assembles transactions by first calling <text:span text:style-name="T3">startTransaction </text:span><text:span text:style-name="T4">on the POST, and then using the TransactionBuilder object provided by the POST to carry out transaction steps (setting customer name, adding items, and completing a sale with payment). This pattern allows the POST to provide its own rules for building transactions to the view, as well as allowing the view to abandon the transaction by simply discarding the TransactionBuilder without worrying about the state of the POST. </text:span>Completed transactions are submitted down the chain of classes until they reach the underlying Store at the server (or to the StoreProxy, if a connection is lost; see above), which responds with a Receipt that makes its way back up to the view.</text:p>
        </text:list-item>
      </text:list>
      <text:p text:style-name="Text_20_body"><text:tab/>Note that a benefit of having the otherwise redundant Store and RemoteStore interfaces is that the majority of the client can be implemented to deal with what appears to be a plain Store, without having to worry about any details related to connecting remotely (such as catching RemoteExceptions).</text:p>
      <text:p text:style-name="Text_20_body"><draw:rect text:anchor-type="paragraph" draw:z-index="0" draw:style-name="gr1" draw:text-style-name="P25" svg:width="0.7295in" svg:height="0.3232in" svg:x="0.0874in" svg:y="0.8665in"><text:p text:style-name="P25">Cashier</text:p><text:p text:style-name="P25">View</text:p></draw:rect><draw:rect text:anchor-type="paragraph" draw:z-index="2" draw:style-name="gr1" draw:text-style-name="P25" svg:width="0.7295in" svg:height="0.3232in" svg:x="2.4728in" svg:y="0.898in"><text:p text:style-name="P25">StoreProxy</text:p></draw:rect><draw:rect text:anchor-type="paragraph" draw:z-index="3" draw:style-name="gr1" draw:text-style-name="P25" svg:width="0.9276in" svg:height="0.3232in" svg:x="3.7335in" svg:y="0.898in"><text:p text:style-name="P25">RemoteStore</text:p></draw:rect><draw:rect text:anchor-type="paragraph" draw:z-index="4" draw:style-name="gr1" draw:text-style-name="P25" svg:width="0.7295in" svg:height="0.3232in" svg:x="4.9835in" svg:y="0.9083in"><text:p text:style-name="P25">Store</text:p></draw:rect><draw:rect text:anchor-type="paragraph" draw:z-index="5" draw:style-name="gr1" draw:text-style-name="P25" svg:width="0.7295in" svg:height="0.3232in" svg:x="6.1189in" svg:y="0.9083in"><text:p text:style-name="P25">Payment</text:p><text:p text:style-name="P25">Processor</text:p></draw:rect><draw:rect text:anchor-type="paragraph" draw:z-index="1" draw:style-name="gr1" draw:text-style-name="P25" svg:width="0.7295in" svg:height="0.3232in" svg:x="1.3165in" svg:y="0.898in"><text:p text:style-name="P25">POST</text:p></draw:rect><draw:line text:anchor-type="paragraph" draw:z-index="6" draw:style-name="gr2" draw:text-style-name="P25" svg:x1="0.8165in" svg:y1="1.0335in" svg:x2="1.3165in" svg:y2="1.0335in"><text:p/></draw:line><draw:line text:anchor-type="paragraph" draw:z-index="7" draw:style-name="gr2" draw:text-style-name="P25" svg:x1="2.0457in" svg:y1="1.0543in" svg:x2="2.4728in" svg:y2="1.0543in"><text:p/></draw:line><draw:line text:anchor-type="paragraph" draw:z-index="8" draw:style-name="gr2" draw:text-style-name="P25" svg:x1="4.6602in" svg:y1="1.0543in" svg:x2="4.9831in" svg:y2="1.0543in"><text:p/></draw:line><draw:line text:anchor-type="paragraph" draw:z-index="9" draw:style-name="gr2" draw:text-style-name="P25" svg:x1="5.7126in" svg:y1="1.0646in" svg:x2="6.1189in" svg:y2="1.0646in"><text:p/></draw:line><draw:line text:anchor-type="paragraph" draw:z-index="10" draw:style-name="gr3" draw:text-style-name="P25" svg:x1="3.202in" svg:y1="1.0646in" svg:x2="3.7331in" svg:y2="1.0543in"><text:p/></draw:line><draw:ellipse text:anchor-type="paragraph" draw:z-index="11" draw:style-name="gr4" draw:text-style-name="P26" svg:width="0.4898in" svg:height="0.4378in" svg:x="3.2437in" svg:y="0.9917in"><text:p text:style-name="P25"><text:span text:style-name="T7">RMI</text:span></text:p></draw:ellipse><draw:line text:anchor-type="paragraph" draw:z-index="12" draw:style-name="gr5" draw:text-style-name="P25" svg:x1="0.4209in" svg:y1="0.7311in" svg:x2="6.2126in" svg:y2="0.7831in"><text:p/></draw:line><draw:line text:anchor-type="paragraph" draw:z-index="13" draw:style-name="gr5" draw:text-style-name="P25" svg:x1="6.2228in" svg:y1="1.4709in" svg:x2="0.4209in" svg:y2="1.45in"><text:p/></draw:line><draw:rect text:anchor-type="paragraph" draw:z-index="14" draw:style-name="gr6" draw:text-style-name="P27" svg:width="1.5315in" svg:height="0.2713in" svg:x="2.7752in" svg:y="0.4602in"><text:p text:style-name="P25"><text:span text:style-name="T3">Transactions</text:span></text:p></draw:rect><draw:rect text:anchor-type="paragraph" draw:z-index="15" draw:style-name="gr6" draw:text-style-name="P27" svg:width="1.5315in" svg:height="0.2713in" svg:x="2.7854in" svg:y="1.5228in"><text:p text:style-name="P25"><text:span text:style-name="T3">Receipts</text:span></text:p></draw:rect></text:p>
      <text:p text:style-name="P8"><text:tab/>The following table describes the communication of objects between client and server:</text:p>
      <text:p text:style-name="Text_20_body"/>
      <table:table table:name="Shippedobjects" table:style-name="Shippedobjects">
        <table:table-column table:style-name="Shippedobjects.A"/>
        <table:table-column table:style-name="Shippedobjects.B"/>
        <table:table-row>
          <table:table-cell table:style-name="Shippedobjects.A1" office:value-type="string">
            <text:p text:style-name="P3">Main objects shipped from </text:p>
            <text:p text:style-name="P3">client (POST) to server (Store)</text:p>
          </table:table-cell>
          <table:table-cell table:style-name="Shippedobjects.B1" office:value-type="string">
            <text:p text:style-name="P3">Main objects shipped from </text:p>
            <text:p text:style-name="P3">server (Store) to client (POST)</text:p>
          </table:table-cell>
        </table:table-row>
        <table:table-row>
          <table:table-cell table:style-name="Shippedobjects.A2" office:value-type="string">
            <text:p text:style-name="Table_20_Contents"/>
          </table:table-cell>
          <table:table-cell table:style-name="Shippedobjects.B2" office:value-type="string">
            <text:p text:style-name="P1">RemoteStore*: <text:span text:style-name="T1">Exposes functionality &amp; state of the store to the client. This includes product catalog &amp; store description, as well as a method for reporting back transactions from the POST.</text:span></text:p>
          </table:table-cell>
        </table:table-row>
        <table:table-row>
          <table:table-cell table:style-name="Shippedobjects.A2" office:value-type="string">
            <text:p text:style-name="P1">Transaction: <text:span text:style-name="T1">Transaction objects are reported from the POST to the Store in order to record a sale of items to a customer, as well as payment information.</text:span></text:p>
          </table:table-cell>
          <table:table-cell table:style-name="Shippedobjects.B2" office:value-type="string">
            <text:p text:style-name="P1">Receipt: <text:span text:style-name="T1">Receipt objects are given from the Store to POST in response to approved transactions.</text:span></text:p>
          </table:table-cell>
        </table:table-row>
        <table:table-row>
          <table:table-cell table:style-name="Shippedobjects.A2" office:value-type="string">
            <text:p text:style-name="P1"><text:span text:style-name="T4">LineItem: </text:span><text:span text:style-name="T5">Describes the quantity of purchase for a given item. A Transaction contains one LineItem for each unique product purchased.</text:span></text:p>
          </table:table-cell>
          <table:table-cell table:style-name="Shippedobjects.B2" office:value-type="string">
            <text:p text:style-name="P1">ProductCatalog: <text:span text:style-name="T1">Provides a description of all products available. Sent to the POST on request as a complete copy (allowing it to be cached and consulted in the event that a connection is temporarily unavailable.)</text:span></text:p>
          </table:table-cell>
        </table:table-row>
        <table:table-row>
          <table:table-cell table:style-name="Shippedobjects.A2" office:value-type="string">
            <text:p text:style-name="P1">Payment <text:span text:style-name="T2">(and subclasses CashPayment, CreditPayment, and CheckPayment): </text:span><text:span text:style-name="T5">Describes payment received at the point of sale. Submitted as part of a transaction.</text:span></text:p>
          </table:table-cell>
          <table:table-cell table:style-name="Shippedobjects.B2" office:value-type="string">
            <text:p text:style-name="P1">ProductSpecification: <text:span text:style-name="T1">An entry in the ProductCatalog. Describes UPC and unit price.</text:span></text:p>
          </table:table-cell>
        </table:table-row>
        <table:table-row>
          <table:table-cell table:style-name="Shippedobjects.A2" office:value-type="string">
            <text:p text:style-name="P1"/>
          </table:table-cell>
          <table:table-cell table:style-name="Shippedobjects.B2" office:value-type="string">
            <text:p text:style-name="P2"><text:span text:style-name="T6">StoreDescription:</text:span> Contains descriptive information of the store, such as its name and address. Sent to the POST on request as a copy (allowing it to be cached and consulted in the event that a connection is temporarily unavailable)</text:p>
          </table:table-cell>
        </table:table-row>
      </table:table>
      <text:p text:style-name="Standard">* RemoteStore is published by the Server to the Client as a remote object via RMI; that is, calls to the RemoteStore's methods by the client invoke those methods on the server side. All other objects above are transmitted as copies.</text:p>
      <text:p text:style-name="Standard"/>
      <text:p text:style-name="P7"><text:tab/>The following table summarizes, by class, the types of objects located on the client (POST) and server (Store). Interfaces are italicized for distinction.</text:p>
      <text:p text:style-name="Standard"/>
      <table:table table:name="Table1" table:style-name="Table1">
        <table:table-column table:style-name="Table1.A" table:number-columns-repeated="2"/>
        <table:table-column table:style-name="Table1.C"/>
        <table:table-row>
          <table:table-cell table:style-name="Table1.A1" office:value-type="string">
            <text:p text:style-name="P1">Objects located on client (POST)</text:p>
          </table:table-cell>
          <table:table-cell table:style-name="Table1.A1" office:value-type="string">
            <text:p text:style-name="P1">Objects located on server (Store)</text:p>
          </table:table-cell>
          <table:table-cell table:style-name="Table1.C1" office:value-type="string">
            <text:p text:style-name="P1">Objects appearing on both</text:p>
          </table:table-cell>
        </table:table-row>
        <table:table-row>
          <table:table-cell table:style-name="Table1.A2" office:value-type="string">
            <text:p text:style-name="P4">post.client.Client </text:p>
            <text:p text:style-name="P5">post.client.controller.POST </text:p>
            <text:p text:style-name="P4">post.client.controller.POSTImpl </text:p>
            <text:p text:style-name="P4">post.client.controller.POSTInitializer </text:p>
            <text:p text:style-name="P4">post.client.controller.StoreProxy </text:p>
            <text:p text:style-name="P4">post.client.controller.TransactionBuilder </text:p>
            <text:p text:style-name="P5">post.client.view.CashierView </text:p>
            <text:p text:style-name="P4">post.client.view.FileBasedCashier </text:p>
            <text:p text:style-name="P4">post.client.view.gui.CashierFrame </text:p>
            <text:p text:style-name="P4">post.client.view.gui.CashierGUI </text:p>
            <text:p text:style-name="P4">post.client.view.gui.CustomerArea </text:p>
            <text:p text:style-name="P4">post.client.view.gui.GUIMediator </text:p>
            <text:p text:style-name="P4">post.client.view.gui.LineItemArea </text:p>
            <text:p text:style-name="P4">post.client.view.gui.LineItemModel </text:p>
            <text:p text:style-name="P4">post.client.view.gui.PaymentArea </text:p>
            <text:p text:style-name="P4">post.client.view.gui.ProductArea </text:p>
            <text:p text:style-name="P4">post.client.view.gui.ReceiptView </text:p>
            <text:p text:style-name="P4">post.client.view.gui.TimeArea </text:p>
            <text:p text:style-name="P4">post.client.view.gui.TransactionHandler </text:p>
            <text:p text:style-name="P4">post.client.view.gui.TransactionThread </text:p>
            <text:p text:style-name="P4">post.client.view.TransactionReader</text:p>
          </table:table-cell>
          <table:table-cell table:style-name="Table1.A2" office:value-type="string">
            <text:p text:style-name="P4">post.remote.RemoteStoreImpl </text:p>
            <text:p text:style-name="P4">post.server.controller.PaymentProcessor </text:p>
            <text:p text:style-name="P4">post.server.controller.SalesLog </text:p>
            <text:p text:style-name="P4">post.server.controller.StoreInitializer </text:p>
            <text:p text:style-name="P4">post.server.controller.StoreServerImpl </text:p>
            <text:p text:style-name="P4">post.server.Server </text:p>
            <text:p text:style-name="P4">post.model.ProductReader </text:p>
          </table:table-cell>
          <table:table-cell table:style-name="Table1.C2" office:value-type="string">
            <text:p text:style-name="P4">post.model.CashPayment </text:p>
            <text:p text:style-name="P4">post.model.CheckPayment </text:p>
            <text:p text:style-name="P4">post.model.CreditPayment </text:p>
            <text:p text:style-name="P4">post.model.LineItem </text:p>
            <text:p text:style-name="P6">post.model.Payment </text:p>
            <text:p text:style-name="P4">post.model.PaymentOption </text:p>
            <text:p text:style-name="P4">post.model.ProductCatalog </text:p>
            <text:p text:style-name="P4">post.model.ProductSpecification </text:p>
            <text:p text:style-name="P4">post.model.Receipt </text:p>
            <text:p text:style-name="P4">post.model.StoreDescription </text:p>
            <text:p text:style-name="P4">post.model.Transaction </text:p>
            <text:p text:style-name="P5">post.remote.RemoteStore </text:p>
            <text:p text:style-name="P5">post.store.Store </text:p>
            <text:p text:style-name="P5">post.store.TransactionReceiver</text:p>
          </table:table-cell>
        </table:table-row>
      </table:table>
      <text:p text:style-name="Standard"/>
      <text:p text:style-name="Standard">In general, the location of objects can be understood as follows:</text:p>
      <text:p text:style-name="Standard"/>
      <text:list xml:id="list1324065369" text:style-name="L2">
        <text:list-item>
          <text:p text:style-name="P9">Located on client (POST): <text:span text:style-name="T1">Objects related to the user interface of the POST; objects related to the internal implementation of the POST; and objects related to establishing a connection to the server.</text:span></text:p>
        </text:list-item>
        <text:list-item>
          <text:p text:style-name="P9">Located on server (Store): <text:span text:style-name="T1">Objects related to creating and implementing the Store's internal behavior; objects related to the store's canonical inputs and outputs, such as the sales log; and objects related to making the Store available to clients.</text:span></text:p>
        </text:list-item>
        <text:list-item>
          <text:p text:style-name="P9">Located on both: <text:span text:style-name="T1">Objects describing the essential business data, of mutual interest to the Store and the POST; interfaces which define the flow of transactions and receipts, which are common to both Store and PO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21:08:20</meta:creation-date>
    <dc:date>2013-03-01T08:19:53</dc:date>
    <meta:editing-duration>PT1H2M25S</meta:editing-duration>
    <meta:editing-cycles>18</meta:editing-cycles>
    <meta:generator>LibreOffice/3.4$Linux LibreOffice_project/340m1$Build-402</meta:generator>
    <meta:document-statistic meta:table-count="2" meta:image-count="0" meta:object-count="0" meta:page-count="4" meta:paragraph-count="86" meta:word-count="897" meta:character-count="6624" meta:non-whitespace-character-count="5767"/>
  </office:meta>
</office:document-meta>
</file>